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af2" officeooo:paragraph-rsid="0001eaf2"/>
    </style:style>
    <style:style style:name="P2" style:family="paragraph" style:parent-style-name="Standard">
      <style:text-properties officeooo:rsid="0001eaf2" officeooo:paragraph-rsid="000b30fe"/>
    </style:style>
    <style:style style:name="P3" style:family="paragraph" style:parent-style-name="Standard">
      <style:text-properties officeooo:paragraph-rsid="0001eaf2"/>
    </style:style>
    <style:style style:name="P4" style:family="paragraph" style:parent-style-name="Standard">
      <style:text-properties officeooo:rsid="00034ac4" officeooo:paragraph-rsid="00034ac4"/>
    </style:style>
    <style:style style:name="P5" style:family="paragraph" style:parent-style-name="Standard">
      <style:text-properties officeooo:rsid="00051c18" officeooo:paragraph-rsid="00051c18"/>
    </style:style>
    <style:style style:name="P6" style:family="paragraph" style:parent-style-name="Standard">
      <style:text-properties officeooo:rsid="000674b3" officeooo:paragraph-rsid="000674b3"/>
    </style:style>
    <style:style style:name="P7" style:family="paragraph" style:parent-style-name="Standard">
      <style:text-properties fo:color="#000000" style:font-name="Menlo-Regular" fo:font-size="11pt" officeooo:rsid="00051c18" officeooo:paragraph-rsid="00051c18" style:font-size-asian="11pt"/>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size-asian="11pt"/>
    </style:style>
    <style:style style:name="P9" style:family="paragraph" style:parent-style-name="Standard">
      <style:text-properties style:text-underline-style="none" officeooo:rsid="0001eaf2" officeooo:paragraph-rsid="0001eaf2"/>
    </style:style>
    <style:style style:name="P10" style:family="paragraph" style:parent-style-name="Standard">
      <style:text-properties style:text-underline-style="none" officeooo:rsid="00034ac4" officeooo:paragraph-rsid="00034ac4"/>
    </style:style>
    <style:style style:name="P11" style:family="paragraph" style:parent-style-name="Standard">
      <style:text-properties style:text-underline-style="none" officeooo:rsid="00034ac4" officeooo:paragraph-rsid="000ad9ea"/>
    </style:style>
    <style:style style:name="P12" style:family="paragraph" style:parent-style-name="Standard">
      <style:text-properties style:text-underline-style="none" officeooo:rsid="00034ac4" officeooo:paragraph-rsid="000b30fe"/>
    </style:style>
    <style:style style:name="P13" style:family="paragraph" style:parent-style-name="Standard">
      <style:text-properties style:text-underline-style="none" officeooo:rsid="00034ac4" officeooo:paragraph-rsid="00130332"/>
    </style:style>
    <style:style style:name="P14" style:family="paragraph" style:parent-style-name="Standard">
      <style:text-properties style:text-underline-style="none" officeooo:rsid="000800c2" officeooo:paragraph-rsid="000800c2"/>
    </style:style>
    <style:style style:name="P15" style:family="paragraph" style:parent-style-name="Standard">
      <style:text-properties style:text-underline-style="none" officeooo:rsid="0009a8e3" officeooo:paragraph-rsid="000b30fe"/>
    </style:style>
    <style:style style:name="P16" style:family="paragraph" style:parent-style-name="Standard">
      <style:text-properties style:text-underline-style="none" officeooo:rsid="000b0529" officeooo:paragraph-rsid="000b30fe"/>
    </style:style>
    <style:style style:name="P17" style:family="paragraph" style:parent-style-name="Standard">
      <style:text-properties style:text-underline-style="none" officeooo:rsid="000cf462" officeooo:paragraph-rsid="000cf462"/>
    </style:style>
    <style:style style:name="P18" style:family="paragraph" style:parent-style-name="Standard">
      <style:text-properties style:text-underline-style="none" officeooo:rsid="000e98d3" officeooo:paragraph-rsid="000e98d3"/>
    </style:style>
    <style:style style:name="P19" style:family="paragraph" style:parent-style-name="Standard">
      <style:text-properties style:text-underline-style="none" officeooo:rsid="00123ace" officeooo:paragraph-rsid="00123ace"/>
    </style:style>
    <style:style style:name="P20" style:family="paragraph" style:parent-style-name="Standard">
      <style:text-properties style:text-underline-style="none" officeooo:rsid="00130332" officeooo:paragraph-rsid="00130332"/>
    </style:style>
    <style:style style:name="P21" style:family="paragraph" style:parent-style-name="Standard">
      <style:text-properties officeooo:rsid="000800c2" officeooo:paragraph-rsid="000800c2"/>
    </style:style>
    <style:style style:name="P22" style:family="paragraph" style:parent-style-name="Standard">
      <style:text-properties officeooo:rsid="0008babc" officeooo:paragraph-rsid="0008babc"/>
    </style:style>
    <style:style style:name="P23" style:family="paragraph" style:parent-style-name="Standard">
      <style:text-properties officeooo:rsid="0009c8d5" officeooo:paragraph-rsid="0009c8d5"/>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1eaf2"/>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b30fe"/>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034ac4" officeooo:paragraph-rsid="000b30fe"/>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123ace" officeooo:paragraph-rsid="00123ace"/>
    </style:style>
    <style:style style:name="P28" style:family="paragraph" style:parent-style-name="Text_20_body">
      <style:text-properties officeooo:rsid="00051c18" officeooo:paragraph-rsid="00051c18"/>
    </style:style>
    <style:style style:name="P29" style:family="paragraph" style:parent-style-name="Text_20_body">
      <style:text-properties officeooo:paragraph-rsid="000674b3"/>
    </style:style>
    <style:style style:name="P30" style:family="paragraph" style:parent-style-name="Text_20_body">
      <style:text-properties officeooo:rsid="00123ace" officeooo:paragraph-rsid="00123ace"/>
    </style:style>
    <style:style style:name="P31" style:family="paragraph" style:parent-style-name="Text_20_body">
      <style:paragraph-properties fo:margin-left="0.4925in" fo:margin-right="0in" fo:text-indent="0in" style:auto-text-indent="false"/>
      <style:text-properties officeooo:paragraph-rsid="00051c18"/>
    </style:style>
    <style:style style:name="P32" style:family="paragraph" style:parent-style-name="Standard">
      <style:paragraph-properties fo:margin-left="0.5in" fo:margin-right="0in" fo:text-indent="0in" style:auto-text-indent="false"/>
      <style:text-properties style:text-underline-style="none" officeooo:rsid="000cf462" officeooo:paragraph-rsid="000cf462"/>
    </style:style>
    <style:style style:name="P33" style:family="paragraph" style:parent-style-name="Standard" style:list-style-name="L1">
      <style:text-properties officeooo:paragraph-rsid="000800c2"/>
    </style:style>
    <style:style style:name="P34" style:family="paragraph" style:parent-style-name="Standard" style:list-style-name="L2">
      <style:text-properties style:text-underline-style="none" officeooo:rsid="00034ac4" officeooo:paragraph-rsid="000ad9ea"/>
    </style:style>
    <style:style style:name="P35" style:family="paragraph" style:parent-style-name="Standard" style:list-style-name="L2">
      <style:text-properties style:text-underline-style="none" officeooo:rsid="0009a8e3" officeooo:paragraph-rsid="000ad9ea"/>
    </style:style>
    <style:style style:name="P36" style:family="paragraph" style:parent-style-name="Standard" style:list-style-name="L3">
      <style:text-properties style:text-underline-style="none" officeooo:rsid="0009a8e3" officeooo:paragraph-rsid="000b30fe"/>
    </style:style>
    <style:style style:name="P37" style:family="paragraph" style:parent-style-name="Standard" style:list-style-name="L2">
      <style:text-properties style:text-underline-style="none" officeooo:rsid="00130332" officeooo:paragraph-rsid="00130332"/>
    </style:style>
    <style:style style:name="P38" style:family="paragraph" style:parent-style-name="Standard" style:list-style-name="L3">
      <style:text-properties style:text-underline-style="none" officeooo:rsid="000b0529" officeooo:paragraph-rsid="000b30fe"/>
    </style:style>
    <style:style style:name="P39" style:family="paragraph" style:parent-style-name="Standard" style:list-style-name="L4">
      <style:text-properties style:text-underline-style="none" officeooo:rsid="000b0529" officeooo:paragraph-rsid="000b30fe"/>
    </style:style>
    <style:style style:name="P40" style:family="paragraph" style:parent-style-name="Standard" style:list-style-name="L4">
      <style:text-properties style:text-underline-style="none" officeooo:rsid="000cf462" officeooo:paragraph-rsid="000cf462"/>
    </style:style>
    <style:style style:name="P41" style:family="paragraph" style:parent-style-name="Standard">
      <style:text-properties fo:color="#000000" style:font-name="Menlo-Regular" fo:font-size="11pt" style:text-underline-style="none" officeooo:rsid="00130332" officeooo:paragraph-rsid="00130332" style:font-size-asian="11pt"/>
    </style:style>
    <style:style style:name="P42" style:family="paragraph" style:parent-style-name="Standard">
      <style:text-properties officeooo:rsid="00138e1d" officeooo:paragraph-rsid="0001eaf2"/>
    </style:style>
    <style:style style:name="P43" style:family="paragraph" style:parent-style-name="Standard">
      <style:text-properties officeooo:rsid="00138e1d" officeooo:paragraph-rsid="00138e1d"/>
    </style:style>
    <style:style style:name="P44" style:family="paragraph" style:parent-style-name="Standard" style:list-style-name="L10">
      <style:text-properties officeooo:rsid="00138e1d" officeooo:paragraph-rsid="00138e1d"/>
    </style:style>
    <style:style style:name="P45" style:family="paragraph" style:parent-style-name="Standard">
      <style:text-properties officeooo:rsid="00138e1d" officeooo:paragraph-rsid="0016a0e0"/>
    </style:style>
    <style:style style:name="P46" style:family="paragraph" style:parent-style-name="Standard">
      <style:text-properties officeooo:rsid="0015297c" officeooo:paragraph-rsid="0015297c"/>
    </style:style>
    <style:style style:name="P47" style:family="paragraph" style:parent-style-name="Standard" style:list-style-name="L11">
      <style:text-properties officeooo:rsid="0015297c" officeooo:paragraph-rsid="0015297c"/>
    </style:style>
    <style:style style:name="P48" style:family="paragraph" style:parent-style-name="Standard" style:list-style-name="L11">
      <style:text-properties officeooo:rsid="0015297c" officeooo:paragraph-rsid="0016a0e0"/>
    </style:style>
    <style:style style:name="P49" style:family="paragraph" style:parent-style-name="Standard">
      <style:text-properties officeooo:rsid="0015297c" officeooo:paragraph-rsid="0016a0e0"/>
    </style:style>
    <style:style style:name="P50" style:family="paragraph" style:parent-style-name="Standard" style:list-style-name="L11">
      <style:text-properties officeooo:paragraph-rsid="0016a0e0"/>
    </style:style>
    <style:style style:name="P51" style:family="paragraph" style:parent-style-name="Standard">
      <style:text-properties officeooo:rsid="0016a0e0" officeooo:paragraph-rsid="0016a0e0"/>
    </style:style>
    <style:style style:name="P52" style:family="paragraph" style:parent-style-name="Text_20_body" style:list-style-name="L1"/>
    <style:style style:name="P53" style:family="paragraph" style:parent-style-name="Text_20_body" style:list-style-name="L5">
      <style:text-properties officeooo:paragraph-rsid="00051c18"/>
    </style:style>
    <style:style style:name="P54" style:family="paragraph" style:parent-style-name="Text_20_body" style:list-style-name="L6">
      <style:text-properties officeooo:paragraph-rsid="00051c18"/>
    </style:style>
    <style:style style:name="P55" style:family="paragraph" style:parent-style-name="Text_20_body" style:list-style-name="L6">
      <style:text-properties officeooo:rsid="00051c18" officeooo:paragraph-rsid="00051c18"/>
    </style:style>
    <style:style style:name="P56" style:family="paragraph" style:parent-style-name="Text_20_body" style:list-style-name="L9">
      <style:text-properties officeooo:rsid="00051c18" officeooo:paragraph-rsid="000674b3"/>
    </style:style>
    <style:style style:name="P57" style:family="paragraph" style:parent-style-name="Text_20_body" style:list-style-name="L7">
      <style:text-properties officeooo:paragraph-rsid="000674b3"/>
    </style:style>
    <style:style style:name="P58" style:family="paragraph" style:parent-style-name="Text_20_body" style:list-style-name="L8">
      <style:text-properties officeooo:paragraph-rsid="000674b3"/>
    </style:style>
    <style:style style:name="T1" style:family="text">
      <style:text-properties officeooo:rsid="0001eaf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1eaf2"/>
    </style:style>
    <style:style style:name="T5" style:family="text">
      <style:text-properties style:text-underline-style="none" officeooo:rsid="00130332"/>
    </style:style>
    <style:style style:name="T6" style:family="text">
      <style:text-properties fo:color="#000000" style:font-name="Menlo-Regular" fo:font-size="11pt" style:font-size-asian="11pt"/>
    </style:style>
    <style:style style:name="T7" style:family="text">
      <style:text-properties fo:color="#000000" style:font-name="Menlo-Regular" fo:font-size="11pt" officeooo:rsid="0007ca8d" style:font-size-asian="11pt"/>
    </style:style>
    <style:style style:name="T8" style:family="text">
      <style:text-properties fo:color="#000000" style:font-name="Menlo-Regular" fo:font-size="11pt" officeooo:rsid="0001eaf2" style:font-size-asian="11pt"/>
    </style:style>
    <style:style style:name="T9" style:family="text">
      <style:text-properties fo:color="#000000" style:font-name="Menlo-Regular" fo:font-size="11pt" officeooo:rsid="00130332" style:font-size-asian="11pt"/>
    </style:style>
    <style:style style:name="T10" style:family="text">
      <style:text-properties fo:color="#000000" style:font-name="Menlo-Regular" fo:font-size="11pt" style:text-underline-style="none" style:font-size-asian="11pt"/>
    </style:style>
    <style:style style:name="T11" style:family="text">
      <style:text-properties fo:color="#000000" style:font-name="Menlo-Regular" fo:font-size="11pt" style:text-underline-style="none" officeooo:rsid="00130332" style:font-size-asian="11pt"/>
    </style:style>
    <style:style style:name="T12" style:family="text">
      <style:text-properties officeooo:rsid="00033485"/>
    </style:style>
    <style:style style:name="T13" style:family="text">
      <style:text-properties officeooo:rsid="000ba8e4"/>
    </style:style>
    <style:style style:name="T14" style:family="text">
      <style:text-properties officeooo:rsid="000674b3"/>
    </style:style>
    <style:style style:name="T15" style:family="text">
      <style:text-properties officeooo:rsid="0007ca8d"/>
    </style:style>
    <style:style style:name="T16" style:family="text">
      <style:text-properties officeooo:rsid="000800c2"/>
    </style:style>
    <style:style style:name="T17" style:family="text">
      <style:text-properties officeooo:rsid="000b0529"/>
    </style:style>
    <style:style style:name="T18" style:family="text">
      <style:text-properties officeooo:rsid="0009a8e3"/>
    </style:style>
    <style:style style:name="T19" style:family="text">
      <style:text-properties officeooo:rsid="000cf462"/>
    </style:style>
    <style:style style:name="T20" style:family="text">
      <style:text-properties officeooo:rsid="000e782d"/>
    </style:style>
    <style:style style:name="T21" style:family="text">
      <style:text-properties officeooo:rsid="000f4b51"/>
    </style:style>
    <style:style style:name="T22" style:family="text">
      <style:text-properties officeooo:rsid="00103c2d"/>
    </style:style>
    <style:style style:name="T23" style:family="text">
      <style:text-properties officeooo:rsid="00123ace"/>
    </style:style>
    <style:style style:name="T24" style:family="text">
      <style:text-properties officeooo:rsid="00130332"/>
    </style:style>
    <style:style style:name="T25" style:family="text">
      <style:text-properties officeooo:rsid="0015297c"/>
    </style:style>
    <style:style style:name="T26" style:family="text">
      <style:text-properties officeooo:rsid="0016a0e0"/>
    </style:style>
    <style:style style:name="T27" style:family="text">
      <style:text-properties officeooo:rsid="001731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On ZenCart integration</text:h>
      <text:p text:style-name="P1"/>
      <text:p text:style-name="P1"/>
      <text:p text:style-name="P1">It’s selling things, not registering people</text:p>
      <text:p text:style-name="P1"><text:tab/>You’ll care about this when you’re selling tour tickets, Modeling with the Masters seats, banquet tickets, etc</text:p>
      <text:p text:style-name="P1"><text:tab/>But at the start, it’s confusing</text:p>
      <text:p text:style-name="P1"/>
      <text:p text:style-name="P1"/>
      <text:p text:style-name="P1">There are customer numbers and order numbers, but neither of those is really a <text:span text:style-name="T12">registration number</text:span></text:p>
      <text:p text:style-name="P3"><text:span text:style-name="T1"><text:tab/></text:span>kids &amp; spouse</text:p>
      <text:p text:style-name="P1"/>
      <text:h text:style-name="Heading_20_2" text:outline-level="2">Operational Aspects of Integration</text:h>
      <text:p text:style-name="P42"/>
      <text:p text:style-name="P43">Some of this is tutorial for the Committees...</text:p>
      <text:p text:style-name="P43"/>
      <text:p text:style-name="P49">Types of <text:span text:style-name="T26">admin </text:span>accounts (called “Admin Profiles”, technically)</text:p>
      <text:list xml:id="list2461785786" text:style-name="L11">
        <text:list-item>
          <text:p text:style-name="P48">View Status</text:p>
        </text:list-item>
        <text:list-item>
          <text:p text:style-name="P48">Order Processing</text:p>
        </text:list-item>
        <text:list-item>
          <text:p text:style-name="P50"><text:span text:style-name="T25">Superuser / Admin</text:span></text:p>
        </text:list-item>
      </text:list>
      <text:p text:style-name="P51">Note that admin accounts are “by name”, and regular customer accounts are “by email”.</text:p>
      <text:p text:style-name="P45"/>
      <text:p text:style-name="P45">Orders are in four states:</text:p>
      <text:list xml:id="list3884467992" text:style-name="L10">
        <text:list-item>
          <text:p text:style-name="P44">Pending – generally, only “pay by check” orders get here. They’re created in this state. The responsible Committee member gets (and deposits?) the check, and when all is OK sets the order to “Processing”</text:p>
        </text:list-item>
        <text:list-item>
          <text:p text:style-name="P44">Processing – PayPal and credit card orders are created in this state.</text:p>
        </text:list-item>
        <text:list-item>
          <text:p text:style-name="P44">Delivered – in a physical store, you set this state when you ship, and don’t worry about the order ever again. <text:s/>Working this out for a Convention depends on wha the Committee wants to do, and whether they intend to </text:p>
          <text:list>
            <text:list-item>
              <text:p text:style-name="P44">ship anything before the convention</text:p>
            </text:list-item>
            <text:list-item>
              <text:p text:style-name="P44">sell anything once the badges and tickets are printed</text:p>
            </text:list-item>
          </text:list>
        </text:list-item>
        <text:list-item>
          <text:p text:style-name="P44">Update – also a general state, for use as needed</text:p>
        </text:list-item>
      </text:list>
      <text:p text:style-name="P43"/>
      <text:p text:style-name="P46"/>
      <text:p text:style-name="P1"/>
      <text:h text:style-name="Heading_20_2" text:outline-level="2">Technical Aspects of Integration</text:h>
      <text:p text:style-name="P1"/>
      <text:p text:style-name="P6">This is how we do it with Zen Cart, but maybe it’ll help you with other <text:span text:style-name="T27">kinds of online stores too</text:span>...</text:p>
      <text:p text:style-name="P6"/>
      <text:p text:style-name="P5">Files with references to “Zen”</text:p>
      <text:p text:style-name="P7">./access.php</text:p>
      <text:p text:style-name="P8"><text:soft-page-break/>./define_db.sql</text:p>
      <text:p text:style-name="P8">./formatting.php</text:p>
      <text:p text:style-name="P8">./index.php</text:p>
      <text:p text:style-name="P8">./access.php.mine</text:p>
      <text:p text:style-name="P8">./access.php.kc2018</text:p>
      <text:p text:style-name="P8">./update_zen.sql</text:p>
      <text:p text:style-name="P8">./access.php.git</text:p>
      <text:p text:style-name="P8">./define_zen_repl.sql</text:p>
      <text:p text:style-name="P5"/>
      <text:p text:style-name="P22">On how to use git integration:</text:p>
      <text:p text:style-name="P22"><text:tab/>admin ↔ some other name</text:p>
      <text:p text:style-name="P22"><text:tab/>zc_install ↔ some other name</text:p>
      <text:p text:style-name="P22"><text:tab/>“not for release” directory</text:p>
      <text:p text:style-name="P22"><text:tab/>Keep includes/configure.php, admin/includes/configure.php out of repository</text:p>
      <text:p text:style-name="P22"/>
      <text:p text:style-name="P23">Maybe the clue is “git export” and the export-ignore parts of .gitattributes?</text:p>
      <text:h text:style-name="Heading_20_2" text:outline-level="2">Technical Aspects of Zen Cart <text:span text:style-name="T14">I</text:span>nstallation</text:h>
      <text:p text:style-name="P1"/>
      <text:p text:style-name="P1">We use <text:span text:style-name="T16">the </text:span>1.5.5f <text:span text:style-name="T16">version of Zen Cart </text:span>(from ZenCart github) plus two extensions</text:p>
      <text:list xml:id="list1437982360" text:style-name="L1">
        <text:list-item>
          <text:p text:style-name="P52"><text:span text:style-name="T1">A local mod in the </text:span><text:span text:style-name="T8">v1.5.5f+extra_fields</text:span> <text:span text:style-name="T16">branch </text:span>that adds six extra (optional) fields to the Customer record</text:p>
        </text:list-item>
        <text:list-item>
          <text:p text:style-name="P33"><text:span text:style-name="T16">A free template in the </text:span><text:span text:style-name="T6">v1.5.5f+responsive_business_template</text:span><text:span text:style-name="T16"> branch that adds “responsive” behavior to the site</text:span></text:p>
        </text:list-item>
      </text:list>
      <text:p text:style-name="P1"/>
      <text:p text:style-name="P21">See below for more on each of those.</text:p>
      <text:p text:style-name="P1"/>
      <text:h text:style-name="Heading_20_3" text:outline-level="3"><text:span text:style-name="T16">B</text:span>ranch and merge strategy</text:h>
      <text:p text:style-name="P1"/>
      <text:p text:style-name="P1">If you want to use GitHub for your convention<text:span text:style-name="T16">s local content and modifications</text:span>, use of <text:span text:style-name="T2">two</text:span><text:span text:style-name="T3"> separate branches recommended:</text:span></text:p>
      <text:p text:style-name="P3"><text:span text:style-name="T4"><text:tab/></text:span><text:span text:style-name="T10">stlouis2020</text:span><text:span text:style-name="T4"> – the core content</text:span></text:p>
      <text:p text:style-name="P3"><text:span text:style-name="T4"><text:tab/></text:span><text:span text:style-name="T10">stlouis2020-merge-resp-extra</text:span><text:span text:style-name="T4"> – the core merged with the two branches – load from this one</text:span></text:p>
      <text:p text:style-name="P9"/>
      <text:p text:style-name="P14">Generally, as much as possible should be placed on the core content branch, and then merged to the load branch. <text:s/>This allows most flexibility if later on some other default template, version update or other large change is needed. <text:s/>Occasionally, you’ll want to customize something from the other feature branches, e.g. a message file from the Responsive template, and that will have to be done on the load branch.</text:p>
      <text:p text:style-name="P9"/>
      <text:h text:style-name="Heading_20_3" text:outline-level="3"><text:span text:style-name="T4">M</text:span><text:span text:style-name="T3">ore on the Extra Fields update</text:span></text:h>
      <text:p text:style-name="P13">Six <text:span text:style-name="T24">generic </text:span>fields <text:span text:style-name="T24">are provided by the </text:span><text:span text:style-name="T8">1.5.5f+extra_field</text:span><text:span text:style-name="T9">s</text:span><text:span text:style-name="T24"> generic branch, which are further specialized in our version of the code. <text:s/>Defined uses:</text:span></text:p>
      <text:list xml:id="list1795049928" text:style-name="L2">
        <text:list-item>
          <text:p text:style-name="P34">Reg<text:span text:style-name="T17">istration</text:span> <text:span text:style-name="T17">Number</text:span>: <text:span text:style-name="T18">(see below)</text:span></text:p>
        </text:list-item>
        <text:list-item>
          <text:p text:style-name="P35"><text:soft-page-break/>Name on Badge: <text:s/>A text field, this <text:s/>is still a generic field.</text:p>
        </text:list-item>
        <text:list-item>
          <text:p text:style-name="P34">MMR: <text:span text:style-name="T18">Displayed as a check box</text:span></text:p>
        </text:list-item>
        <text:list-item>
          <text:p text:style-name="P34">First time attendee: <text:span text:style-name="T18">Displayed as a check box</text:span></text:p>
        </text:list-item>
        <text:list-item>
          <text:p text:style-name="P37">Left as generic Comment</text:p>
        </text:list-item>
        <text:list-item>
          <text:p text:style-name="P37">Left as generic Comment</text:p>
        </text:list-item>
      </text:list>
      <text:p text:style-name="P20"/>
      <text:p text:style-name="Text_20_body"><text:span text:style-name="T5">Whether to use or not (and whether a value is required or not) is handled via configuration parameters in the database which in turn are set via the Admin → Customer Details screen. <text:s/>The text is defined in </text:span><text:span text:style-name="T11">admin/includes/languages/english/customers.php </text:span>and<text:span text:style-name="T11"> includes/languages/english/extra_definitions/extrafield_defines.php</text:span></text:p>
      <text:p text:style-name="P41"/>
      <text:p text:style-name="P11"/>
      <text:p text:style-name="P11"/>
      <text:h text:style-name="Heading_20_3" text:outline-level="3">More on the Responsive update</text:h>
      <text:p text:style-name="P4"><text:a xlink:type="simple" xlink:href="https://www.zen-cart.com/showthread.php?209889-Responsive-All-Business-Template" text:style-name="Internet_20_link" text:visited-style-name="Visited_20_Internet_20_Link"><text:span text:style-name="T3">https://www.zen-cart.com/showthread.php?209889-Responsive-All-Business-Template</text:span></text:a></text:p>
      <text:p text:style-name="P4"><text:a xlink:type="simple" xlink:href="http://www.picaflor-azul.com/" text:style-name="Internet_20_link" text:visited-style-name="Visited_20_Internet_20_Link"><text:span text:style-name="T3">http://www.picaflor-azul.com</text:span></text:a></text:p>
      <text:p text:style-name="P10"/>
      <text:p text:style-name="P10"/>
      <text:p text:style-name="P10"/>
      <text:p text:style-name="P26"/>
      <text:p text:style-name="P12"/>
      <text:p text:style-name="Text_20_body">(The “<text:span text:style-name="T23">Registrations” category is special to EventTools – see below)</text:span></text:p>
      <text:h text:style-name="Heading_20_3" text:outline-level="3">Spouse and Child Registrations</text:h>
      <text:p text:style-name="Text_20_body"/>
      <text:p text:style-name="P30">Handled as tickets in the registration category. They carry Zen Cart modifiers for name and registration number. <text:s text:c="2"/>Name is filled out and fixed at order time (subject to manual edit); registration number as part of scan</text:p>
      <text:p text:style-name="P30"/>
      <text:p text:style-name="P30">Child (and spouse) are single-item sales so that the name has to be filled out.</text:p>
      <text:p text:style-name="P27"/>
      <text:p text:style-name="P19"/>
      <text:h text:style-name="Heading_20_3" text:outline-level="3">Registration Number</text:h>
      <text:p text:style-name="P15"/>
      <text:p text:style-name="P15">Committees sometimes want to have a “registration number” assigned. None of the existing numbers is sufficient:</text:p>
      <text:list xml:id="list1552936709" text:style-name="L3">
        <text:list-item>
          <text:p text:style-name="P36">Customer Number (or Account Number) – <text:span text:style-name="T17">This number increases as people sign up for the store, not when they buy a registration. <text:s/>That means it can skip numbers. <text:s/>Worse, somebody who created an account early but registered later might have a lower number than somebody who registered earlier. When the number is visible, model railroaders tend to compare these kinds of things...</text:span></text:p>
        </text:list-item>
        <text:list-item>
          <text:p text:style-name="P38"><text:soft-page-break/>Order Number from the registration purchase– This increases as people order anything, not just registration, and non-registration orders will also increase it. <text:s/>Using it as a registration number would get the order right, but would lead to larger-than-expected registration numbers, particularly for people who register after tour and merchandise orders have started. <text:s/>Model railroaders like to have low-valued registration numbers...</text:p>
        </text:list-item>
      </text:list>
      <text:p text:style-name="P16"/>
      <text:p text:style-name="P16">EventTools populates a “registration Number” field for each record as follows:</text:p>
      <text:list xml:id="list2280777343" text:style-name="L4">
        <text:list-item>
          <text:p text:style-name="P39">It starts out blank.</text:p>
        </text:list-item>
        <text:list-item>
          <text:p text:style-name="P39">Periodically, probably after each order, the customer records will be scanned for accounts with (1) a blank registration number and (2) an order for an item in the registration category that’s marked “complete”. <text:s/>The scan is ordered by time that the orders were marked “complete”. <text:s/>(A PayPal order is complete when PayPal confirms it during the checkout process; a pay-by-check order is complete when the Committee receives the check and marks it as complete). Any accounts that are found to have both of those will be given the next available registration number.</text:p>
        </text:list-item>
        <text:list-item>
          <text:p text:style-name="P40">A registration order cancelled before being marked as complete does not use a number.</text:p>
        </text:list-item>
        <text:list-item>
          <text:p text:style-name="P40">A registration cancelled later, whether refunded or not, keeps its registration number; no attempt is made to renumber later registrants, etc.</text:p>
        </text:list-item>
        <text:list-item>
          <text:p text:style-name="P39">The registration number displays, but can’t be changed, on the customer’s “My Account Information” page. <text:s/></text:p>
        </text:list-item>
        <text:list-item>
          <text:p text:style-name="P39">The registration number displays and can be changed on the administration “<text:span text:style-name="T19">Customer Edit” page. <text:s/></text:span></text:p>
        </text:list-item>
        <text:list-item>
          <text:p text:style-name="P40">The registration number displays and can be changed via the EventTools customer-update page; it also appears in the EventTools customer-export report.</text:p>
        </text:list-item>
        <text:list-item>
          <text:p text:style-name="P40">It’s possible to assign numbers to people (customer accounts) who haven’t bought a registration. The next number automatically assigned is one more than the highest existing one, so it will take manual assignments into account.</text:p>
        </text:list-item>
        <text:list-item>
          <text:p text:style-name="P40">It’s up to the Convention Committee <text:span text:style-name="T22">t</text:span>o decide what kinds of registrations should get registration numbers. </text:p>
          <text:list>
            <text:list-item>
              <text:p text:style-name="P40">Do single day registrations get one? <text:s/></text:p>
            </text:list-item>
            <text:list-item>
              <text:p text:style-name="P40">Comped (zero or reduced cost) registrations for volunteers? </text:p>
            </text:list-item>
            <text:list-item>
              <text:p text:style-name="P40">Spouse and child registrations?</text:p>
            </text:list-item>
          </text:list>
        </text:list-item>
      </text:list>
      <text:p text:style-name="P32">If the registration involves a purchase in the store, then the item has to be created in the “Registrations” category. If it doesn’t involve a purchase, then the Committee can manually assign the next number to indicate that the person is registered (or handle it entirely off the web site).</text:p>
      <text:p text:style-name="P17"/>
      <text:p text:style-name="P17"><text:span text:style-name="T21">S</text:span>pouse and child registrations <text:span text:style-name="T21">that </text:span>are purchased like tickets, i.e. as items on a main order <text:span text:style-name="T21">by a registered customer, will be handled by a second phase of the above scan. <text:s/>They’ll get the next available registration number added to their specific order as additional information.</text:span></text:p>
      <text:p text:style-name="P17"/>
      <text:p text:style-name="P18">Alternately, people can buy their sp<text:span text:style-name="T19">ouse and/</text:span>or<text:span text:style-name="T19"> child registrations </text:span>from their own accounts. <text:s/>In that case, they’ll receive their registration numbers via the above mechanism.</text:p>
      <text:p text:style-name="P17"/>
      <text:p text:style-name="P17">Requiring registration: <text:s/>The store doesn’t treat registration as a special act. Registration orders are not a <text:s/>pre-requisite for other kinds of orders. <text:s/>Once tour tickets are available for purchase, somebody can purchase them without having bought a registration. <text:s/>Although the Committee probably doesn’t want <text:soft-page-break/>that, they probably do want people to be able to buy their registration and tours in the same order, and to be able to come back later to separately buy more stuff. <text:s/><text:span text:style-name="T20">The store handles this via an EventTools report that lets you find people with non-registration purchases (including in-process by-check purchases) yet no registration purchase. <text:s/>The Committee can check that periodically in advance of the Convention and reach out to those people as appropriate.</text:span></text:p>
      <text:p text:style-name="P17"/>
      <text:p text:style-name="P17"/>
      <text:p text:style-name="P2"/>
      <text:p text:style-name="P25"/>
      <text:p text:style-name="P1"/>
      <text:h text:style-name="Heading_20_2" text:outline-level="2"><text:span text:style-name="T14">Appendix: </text:span>From EventToolsAdmin doc:</text:h>
      <text:p text:style-name="P5"/>
      <text:list xml:id="list1065405523" text:style-name="L5">
        <text:list-item>
          <text:p text:style-name="P53">If you have installed Zen Cart and want it integrated with EventTools, make a temporary copy of these files:</text:p>
          <text:list>
            <text:list-item>
              <text:p text:style-name="P53">define_db.sql</text:p>
            </text:list-item>
            <text:list-item>
              <text:p text:style-name="P53">define_views.sql</text:p>
            </text:list-item>
            <text:list-item>
              <text:p text:style-name="P53">load_defaults.sql files</text:p>
            </text:list-item>
          </text:list>
        </text:list-item>
      </text:list>
      <text:p text:style-name="P31">If you have not installed and won't be using Zen Cart, make temporary copies of these files:</text:p>
      <text:list xml:id="list2990723742" text:style-name="L6">
        <text:list-item>
          <text:list>
            <text:list-item>
              <text:p text:style-name="P54">define_zen_repl.sql</text:p>
            </text:list-item>
            <text:list-item>
              <text:p text:style-name="P54">define_db.sql</text:p>
            </text:list-item>
            <text:list-item>
              <text:p text:style-name="P54">define_views.sql</text:p>
            </text:list-item>
            <text:list-item>
              <text:p text:style-name="P55">load_defaults.sql</text:p>
            </text:list-item>
          </text:list>
        </text:list-item>
      </text:list>
      <text:p text:style-name="P28"/>
      <text:p text:style-name="P28">…</text:p>
      <text:p text:style-name="P28"/>
      <text:p text:style-name="Text_20_body"><text:span text:style-name="T15">(There are also two PHP scripts: <text:s/></text:span><text:span text:style-name="T7">edit_zen_repl_customer.php and edit_zen_repl_address.php, </text:span>both accessible from the index page)</text:p>
      <text:h text:style-name="Heading_20_3" text:outline-level="3">Zen Cart Interface</text:h>
      <text:p text:style-name="P29">The X2011west convention used Zen Cart for its online store. <text:s/>This section describes the interface between EventTools and Zen Cart. Most people who use EventTools for operating events don't need an online store, and don't install Zen Cart.</text:p>
      <text:p text:style-name="P29">We decided early on not to mix database tables between Zen Cart and Event Tools. <text:s/>Although their tables live in the same MySQL database, we're accessing them separately with the two separate applications.</text:p>
      <text:h text:style-name="Heading_20_3" text:outline-level="3"><text:soft-page-break/>Loading Zen Cart from EventTools</text:h>
      <text:p text:style-name="P29">See the EventTools manual, which includes items like:</text:p>
      <text:list xml:id="list470150765" text:style-name="L7">
        <text:list-item>
          <text:p text:style-name="P57">Category matching e.g. Layout Tours as category</text:p>
        </text:list-item>
        <text:list-item>
          <text:p text:style-name="P57">Conversion routine using Easy Populate:</text:p>
        </text:list-item>
        <text:list-item>
          <text:p text:style-name="P57">Use of event status codes, add-to-cart links:</text:p>
        </text:list-item>
      </text:list>
      <text:h text:style-name="Heading_20_3" text:outline-level="3">Accessing Zen Cart for Attendee (Customer) Contact Information</text:h>
      <text:p text:style-name="P29">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3" text:outline-level="3">Special Cases &amp; Lessons Learned</text:h>
      <text:p text:style-name="P29">The X2011west organization encountered a number of special cases. Many of them were built into EventTools, and become not-so-special. This section describes how the remaining cases were handled manually.</text:p>
      <text:list xml:id="list2637709862" text:style-name="L8">
        <text:list-item>
          <text:p text:style-name="P58"><text:span text:style-name="T2">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58"><text:span text:style-name="T2">Jelly-Belly tours</text:span>: <text:s/>These are purchased general tours, but the ticket holder is allowed to get zero-cost tickets to bring along their children.</text:p>
        </text:list-item>
        <text:list-item>
          <text:p text:style-name="P58"><text:span text:style-name="T2">Modeling with the Masters</text:span>: Formally clinics, these require advance purchase, with only certain scales available for certain clinics.</text:p>
        </text:list-item>
      </text:list>
      <text:list xml:id="list2478791541" text:style-name="L9">
        <text:list-item>
          <text:p text:style-name="P56">Zero price (default is -1 for “no data) and self-scheduled (no times, soft times) tours (2011-0707 00:00:00 is a blank time) – <text:span text:style-name="T13">support for these </text:span>requires more work.</text:p>
        </text:list-item>
      </text:list>
      <text:p text:style-name="P1"/>
      <text:p text:style-name="P2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9:46:06.582951952</meta:creation-date>
    <dc:date>2018-08-05T16:23:28.648268408</dc:date>
    <meta:editing-duration>P1DT2H24M6S</meta:editing-duration>
    <meta:editing-cycles>19</meta:editing-cycles>
    <meta:generator>LibreOffice/5.4.6.2$MacOSX_X86_64 LibreOffice_project/4014ce260a04f1026ba855d3b8d91541c224eab8</meta:generator>
    <meta:document-statistic meta:table-count="0" meta:image-count="0" meta:object-count="0" meta:page-count="6" meta:paragraph-count="113" meta:word-count="1704" meta:character-count="10931" meta:non-whitespace-character-count="9326"/>
  </office:meta>
</office:document-meta>
</file>